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19B04D99915CF0F2E05.png" manifest:media-type="image/png"/>
  <manifest:file-entry manifest:full-path="Pictures/10000001000002F9000001EAFDB7CBDB8EEC10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15f7" officeooo:paragraph-rsid="001b15f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<text:span text:style-name="T1">st</text:span> </text:p>
      <text:p text:style-name="P1"><draw:frame draw:style-name="fr1" draw:name="Image2" text:anchor-type="char" svg:x="0in" svg:y="4.4791in" svg:width="6.6929in" svg:height="4.3091in" draw:z-index="1"><draw:image xlink:href="Pictures/10000001000002F9000001EAFDB7CBDB8EEC10CD.png" xlink:type="simple" xlink:show="embed" xlink:actuate="onLoad" draw:mime-type="image/png"/></draw:frame><draw:frame draw:style-name="fr2" draw:name="Image1" text:anchor-type="char" svg:width="6.6929in" svg:height="3.6193in" draw:z-index="0"><draw:image xlink:href="Pictures/10000001000002F80000019B04D99915CF0F2E05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span text:style-name="T1">nd</text:span>: the return changes from one try to the oth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2:56:53.328558792</meta:creation-date>
    <dc:date>2023-04-07T14:01:21.827426535</dc:date>
    <meta:editing-duration>PT14M8S</meta:editing-duration>
    <meta:editing-cycles>1</meta:editing-cycles>
    <meta:document-statistic meta:table-count="0" meta:image-count="2" meta:object-count="0" meta:page-count="1" meta:paragraph-count="2" meta:word-count="11" meta:character-count="94" meta:non-whitespace-character-count="43"/>
    <meta:generator>LibreOffice/7.3.7.2$Linux_X86_64 LibreOffice_project/30$Build-2</meta:generator>
  </office:meta>
</office:document-meta>
</file>